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oud-imag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Region </text:p>
          </table:table-cell>
          <table:table-cell table:style-name="ce1" office:value-type="string">
            <text:p>arch </text:p>
          </table:table-cell>
          <table:table-cell table:style-name="ce1" office:value-type="string">
            <text:p>root store </text:p>
          </table:table-cell>
          <table:table-cell table:style-name="ce1" office:value-type="string">
            <text:p>ami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ac57c5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ec27bef </text:p>
          </table:table-cell>
          <table:table-cell table:style-name="ce1"/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4cc57c4d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74c27b75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851120a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45211b6 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45211f6 </text:p>
          </table:table-cell>
          <table:table-cell table:style-name="ce1"/>
        </table:table-row>
        <table:table-row table:style-name="ro2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30521162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7585a8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e1585a95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0f5b597b </text:p>
          </table:table-cell>
          <table:table-cell table:style-name="ce1"/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05585a7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6b5b591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e6eb7c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866eb79b </text:p>
          </table:table-cell>
          <table:table-cell table:style-name="ce1"/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66eb7b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986eb785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bce367d5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52ec683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ee662c7 </text:p>
          </table:table-cell>
          <table:table-cell table:style-name="ce1"/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d6e367b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ad95d3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aad8b6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eac8aeb </text:p>
          </table:table-cell>
          <table:table-cell table:style-name="ce1"/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ead8b6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2eac8a6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ec1f96dc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d81f96e8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461f9676 </text:p>
          </table:table-cell>
          <table:table-cell table:style-name="ce1"/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e01f96d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41c95f4 </text:p>
          </table:table-cell>
          <table:table-cell table:style-name="ce1"/>
        </table:table-row>
        <table:table-row table:style-name="ro3" table:number-rows-repeated="104854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0" table:target-range-address="'cloud-images'.A1:'cloud-images'.D32" table:display-filter-buttons="true" table:orientation="column">
          <table:filter>
            <table:filter-or>
              <table:filter-condition table:field-number="1" table:value="32-bit " table:operator="="/>
              <table:filter-condition table:field-number="2" table:value="ebs 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2-11-13T15:47:27</dc:date>
    <meta:editing-duration>PT3M49S</meta:editing-duration>
    <meta:editing-cycles>13</meta:editing-cycles>
    <meta:generator>LibreOffice/3.5$Linux_X86_64 LibreOffice_project/350m1$Build-2</meta:generator>
    <meta:document-statistic meta:table-count="1" meta:cell-count="128" meta:object-count="0"/>
  </office:meta>
</office:document-meta>
</file>